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00ff"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2">
      <style:text-properties fo:color="#0000ff" style:text-underline-style="none" fo:font-weight="normal" style:font-weight-asian="normal" style:font-weight-complex="normal"/>
    </style:style>
    <style:style style:name="P17" style:family="paragraph" style:parent-style-name="Standard" style:list-style-name="L13">
      <style:text-properties fo:color="#0000ff" style:text-underline-style="none" fo:font-weight="normal" style:font-weight-asian="normal" style:font-weight-complex="normal"/>
    </style:style>
    <style:style style:name="P18" style:family="paragraph" style:parent-style-name="Standard" style:list-style-name="L14">
      <style:text-properties fo:color="#0000ff" style:text-underline-style="none" fo:font-weight="normal" style:font-weight-asian="normal" style:font-weight-complex="normal"/>
    </style:style>
    <style:style style:name="P19" style:family="paragraph" style:parent-style-name="Standard" style:list-style-name="L15">
      <style:text-properties fo:color="#0000ff" style:text-underline-style="none" fo:font-weight="normal" style:font-weight-asian="normal" style:font-weight-complex="normal"/>
    </style:style>
    <style:style style:name="P20" style:family="paragraph" style:parent-style-name="Standard" style:list-style-name="L16">
      <style:text-properties fo:color="#0000ff" style:text-underline-style="none" fo:font-weight="normal" style:font-weight-asian="normal" style:font-weight-complex="normal"/>
    </style:style>
    <style:style style:name="P21" style:family="paragraph" style:parent-style-name="Standard" style:list-style-name="L17">
      <style:text-properties fo:color="#0000ff" style:text-underline-style="none" fo:font-weight="normal" style:font-weight-asian="normal" style:font-weight-complex="normal"/>
    </style:style>
    <style:style style:name="P22" style:family="paragraph" style:parent-style-name="Standard" style:list-style-name="L18">
      <style:text-properties fo:color="#0000ff" style:text-underline-style="none" fo:font-weight="normal" style:font-weight-asian="normal" style:font-weight-complex="normal"/>
    </style:style>
    <style:style style:name="P23" style:family="paragraph" style:parent-style-name="Standard" style:list-style-name="L19">
      <style:text-properties fo:color="#0000ff" style:text-underline-style="none" fo:font-weight="normal" style:font-weight-asian="normal" style:font-weight-complex="normal"/>
    </style:style>
    <style:style style:name="P24" style:family="paragraph" style:parent-style-name="Standard" style:list-style-name="L20">
      <style:text-properties fo:color="#0000ff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R :</text:p>
      <text:p text:style-name="Standard"/>
      <text:p text:style-name="P1">Moyens de prise en main à distance :</text:p>
      <text:p text:style-name="Standard"/>
      <text:p text:style-name="Standard">SSH (SECURESHELL) :</text:p>
      <text:list xml:id="list2415944535328558572" text:style-name="L1">
        <text:list-item>
          <text:p text:style-name="P5">est un protocole qui sécurise les communications</text:p>
        </text:list-item>
        <text:list-item>
          <text:p text:style-name="P5">chiffre et compresse un tunnel de session qui sécurise les données transmise</text:p>
        </text:list-item>
        <text:list-item>
          <text:p text:style-name="P5">mdp chiffré lors de la connexion mais aussi les infos circulant sur le réseau</text:p>
        </text:list-item>
        <text:list-item>
          <text:p text:style-name="P5">ensemble d'outils permettant des connexions sécurisées entre des machines</text:p>
        </text:list-item>
        <text:list-item>
          <text:p text:style-name="P5">permet de prendre la main sur une machine</text:p>
        </text:list-item>
      </text:list>
      <text:p text:style-name="Standard"/>
      <text:p text:style-name="Standard">Architecture de type client/serveur</text:p>
      <text:p text:style-name="Standard">les clients ssh vont permettre l'ouverture de sessions distantes au serveur sshd</text:p>
      <text:p text:style-name="Standard"/>
      <text:p text:style-name="Standard">Le package continent → serveur sshd, clients ssh scp sftp, outils de gestions ssh-add ssh-agent ssh-keygen, fichiers de config (clients : /etc/ssh et $HOME/.shh, <text:s/>serveurs : /etc/ssh)</text:p>
      <text:p text:style-name="Standard"/>
      <text:p text:style-name="Standard">.ssh/known_hosts = clés publiques des serveurs où on c déjà co</text:p>
      <text:p text:style-name="Standard">.ssh/config = personnalisation des config clientes</text:p>
      <text:p text:style-name="Standard"/>
      <text:p text:style-name="Standard"/>
      <text:p text:style-name="Standard">Solutions ssh sous windows → putty, winscp, dans le powershell</text:p>
      <text:p text:style-name="Standard">// sous linux → Openssh, ssh.com</text:p>
      <text:p text:style-name="Standard">// sous mac → Openssh, fugu</text:p>
      <text:p text:style-name="Standard"/>
      <text:p text:style-name="Standard">Authentification → User/mdp, Clé publiques/privés, Hôte de confiance</text:p>
      <text:p text:style-name="Standard"/>
      <text:p text:style-name="Standard"/>
      <text:p text:style-name="Standard"/>
      <text:p text:style-name="Standard"/>
      <text:p text:style-name="Standard">RDP : 3389</text:p>
      <text:p text:style-name="Standard">VNC : 5900</text:p>
      <text:p text:style-name="Standard">Teamviewer/anydesk</text:p>
      <text:p text:style-name="Standard"/>
      <text:p text:style-name="Standard"/>
      <text:p text:style-name="Standard">Lors d'une install windows choisir la deuxième option</text:p>
      <text:p text:style-name="Standard"/>
      <text:p text:style-name="Standard">RDP : Pour bureau à distance, une fois windows installé :</text:p>
      <text:list xml:id="list4709001915095141894" text:style-name="L2">
        <text:list-item>
          <text:p text:style-name="P6">windows+r, rechercher control</text:p>
        </text:list-item>
        <text:list-item>
          <text:p text:style-name="P6">une fois sur panneau de config, passer en petites icônes et aller sur système</text:p>
        </text:list-item>
        <text:list-item>
          <text:p text:style-name="P6">chercher bureau à distance puis activer</text:p>
        </text:list-item>
        <text:list-item>
          <text:p text:style-name="P6">sur la machine physique aller sur « connexion bureau à distance », puis mettre l'ip de la VM</text:p>
        </text:list-item>
      </text:list>
      <text:p text:style-name="Standard"/>
      <text:p text:style-name="Standard">VNC : </text:p>
      <text:list xml:id="list4533885986881188070" text:style-name="L3">
        <text:list-item>
          <text:p text:style-name="P7">installer <text:a xlink:type="simple" xlink:href="https://www.tightvnc.com/download/2.8.63/tightvnc-2.8.63-gpl-setup-64bit.msi" text:style-name="Internet_20_link" text:visited-style-name="Visited_20_Internet_20_Link">https://www.tightvnc.com/download/2.8.63/tightvnc-2.8.63-gpl-setup-64bit.msi</text:a></text:p>
        </text:list-item>
        <text:list-item>
          <text:p text:style-name="P7">installation custom et desinstaller le viewer</text:p>
        </text:list-item>
        <text:list-item>
          <text:p text:style-name="P7">installer <text:a xlink:type="simple" xlink:href="https://www.realvnc.com/fr/connect/download/viewer/" text:style-name="Internet_20_link" text:visited-style-name="Visited_20_Internet_20_Link">https://www.realvnc.com/fr/connect/download/viewer/</text:a></text:p>
        </text:list-item>
      </text:list>
      <text:p text:style-name="Standard"/>
      <text:p text:style-name="Standard"/>
      <text:p text:style-name="Standard">ANYDESK :</text:p>
      <text:list xml:id="list4622386725018012284" text:style-name="L4">
        <text:list-item>
          <text:p text:style-name="P8">installer <text:a xlink:type="simple" xlink:href="https://www.realvnc.com/fr/connect/download/viewer/" text:style-name="Internet_20_link" text:visited-style-name="Visited_20_Internet_20_Link">https://www.realvnc.com/fr/connect/download/viewer/</text:a></text:p>
        </text:list-item>
        <text:list-item>
          <text:p text:style-name="P8"><text:soft-page-break/>mettre id qui est sur anydesk de la vm</text:p>
        </text:list-item>
      </text:list>
      <text:p text:style-name="Standard"/>
      <text:p text:style-name="P1">Qlqs bases du réseau :</text:p>
      <text:p text:style-name="P1"/>
      <text:p text:style-name="P2">Caractéristiques du réseau : </text:p>
      <text:list xml:id="list712462802575257459" text:style-name="L5">
        <text:list-item>
          <text:p text:style-name="P9">Topologie</text:p>
        </text:list-item>
        <text:list-item>
          <text:p text:style-name="P9">vitesse</text:p>
        </text:list-item>
        <text:list-item>
          <text:p text:style-name="P9">Coût dépend de la vitesse et fiabilité</text:p>
        </text:list-item>
        <text:list-item>
          <text:p text:style-name="P9">Sécurité</text:p>
        </text:list-item>
        <text:list-item>
          <text:p text:style-name="P9">Disponibilité , facilement accessible</text:p>
        </text:list-item>
        <text:list-item>
          <text:p text:style-name="P9">Évolutivité, évolutif en fonction des nouveaux besoins</text:p>
        </text:list-item>
        <text:list-item>
          <text:p text:style-name="P9">Fiabilité, être robuste</text:p>
        </text:list-item>
      </text:list>
      <text:p text:style-name="P2"/>
      <text:p text:style-name="P2">Équipements :</text:p>
      <text:list xml:id="list8515268897423845336" text:style-name="L6">
        <text:list-item>
          <text:p text:style-name="P10">PC</text:p>
        </text:list-item>
        <text:list-item>
          <text:p text:style-name="P10">Téléphone</text:p>
        </text:list-item>
        <text:list-item>
          <text:p text:style-name="P10">Imprimantes</text:p>
        </text:list-item>
        <text:list-item>
          <text:p text:style-name="P10">Rooteur</text:p>
        </text:list-item>
        <text:list-item>
          <text:p text:style-name="P10">Serveur</text:p>
        </text:list-item>
        <text:list-item>
          <text:p text:style-name="P10">Switch</text:p>
        </text:list-item>
        <text:list-item>
          <text:p text:style-name="P10">FireWall</text:p>
        </text:list-item>
      </text:list>
      <text:p text:style-name="P2"/>
      <text:p text:style-name="P2">Les supports :</text:p>
      <text:list xml:id="list1332765034678628612" text:style-name="L7">
        <text:list-item>
          <text:p text:style-name="P11">Câble Ethernet / RJ45 (fréquence et débit dépendent de la catégorie du câble)</text:p>
          <text:p text:style-name="P11">2 types de câble : câble droit pour connecter un pc à un hub ou switch</text:p>
        </text:list-item>
      </text:list>
      <text:p text:style-name="P2"><text:tab/><text:tab/><text:tab/> <text:s text:c="5"/>câble croisé pour connecter 2 périphériques de même type entre eux</text:p>
      <text:p text:style-name="P2"/>
      <text:list xml:id="list3107954609254571360" text:style-name="L8">
        <text:list-item>
          <text:p text:style-name="P12">Fibre(monomode ou multimode) : monomode → très petite taille du cœur, qu'un seul mode de propagation, la donnée va plus loi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"><text:s text:c="2"/>multimode → lumière se propage suivant plusieurs modes, c-a-d peut suivre plusieurs trajets à l'intérieur du cœur mais plus va loin plus perd du débit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tab/>il faut des convertisseurs de signaux optiques et électriques (transceiver) → GBIC ou SFP</text:p>
      <text:p text:style-name="P2"/>
      <text:p text:style-name="P2">Types de réseaux :</text:p>
      <text:list xml:id="list1369619792445069783" text:style-name="L9">
        <text:list-item>
          <text:p text:style-name="P13">PAN – Personnal area network</text:p>
        </text:list-item>
        <text:list-item>
          <text:p text:style-name="P13">LAN – local area network</text:p>
        </text:list-item>
        <text:list-item>
          <text:p text:style-name="P13">WLAN – Wireless local area network</text:p>
        </text:list-item>
        <text:list-item>
          <text:p text:style-name="P13">MAN – Metropolitan area network</text:p>
        </text:list-item>
        <text:list-item>
          <text:p text:style-name="P13">WAN – Wide area network</text:p>
        </text:list-item>
        <text:list-item>
          <text:p text:style-name="P13">VPN – Virtual private network</text:p>
        </text:list-item>
      </text:list>
      <text:p text:style-name="P2"/>
      <text:p text:style-name="P2">Typologies :</text:p>
      <text:list xml:id="list3388718490663279560" text:style-name="L10">
        <text:list-item>
          <text:p text:style-name="P14">Bus (machines toutes câblés sur le même câble)</text:p>
        </text:list-item>
        <text:list-item>
          <text:p text:style-name="P14">Anneau (on passe par tous les équipement avant celui avec lequel on veut communiquer)</text:p>
        </text:list-item>
        <text:list-item>
          <text:p text:style-name="P14">Maillé (peut-être retrouvé sur les serveurs)</text:p>
        </text:list-item>
        <text:list-item>
          <text:p text:style-name="P14">Étoile (tous les équipements reliés à un switch)</text:p>
        </text:list-item>
      </text:list>
      <text:p text:style-name="P2"/>
      <text:p text:style-name="P2">Types de diffusion :</text:p>
      <text:list xml:id="list2387030829275743241" text:style-name="L11">
        <text:list-item>
          <text:p text:style-name="P15">Unicast , communication entre 2 pc</text:p>
        </text:list-item>
        <text:list-item>
          <text:p text:style-name="P15"><text:soft-page-break/>Broadcast, on diffuse à tout le monde</text:p>
          <text:p text:style-name="P15">exemple : demande d'attribution d'ip d'un client via le protocol dhcp (ip broadcast, celle finissant par 255 comme 192.168.1.255)</text:p>
        </text:list-item>
        <text:list-item>
          <text:p text:style-name="P15">Multicast, communication entre un vers plusieurs mais pas avec tt l'monde</text:p>
        </text:list-item>
        <text:list-item>
          <text:p text:style-name="P15">Anycast, vers le plus proche, le plus efficace</text:p>
        </text:list-item>
        <text:list-item>
          <text:p text:style-name="P15">Géocast, communication par rapport à la zone géographique</text:p>
        </text:list-item>
      </text:list>
      <text:p text:style-name="P2"/>
      <text:p text:style-name="P2"/>
      <text:p text:style-name="P2"/>
      <text:p text:style-name="P3">Questions document sur la communication :</text:p>
      <text:list xml:id="list826884854496221098" text:style-name="L12">
        <text:list-item>
          <text:p text:style-name="P16">Onde wifi, onde radio, câble</text:p>
        </text:list-item>
        <text:list-item>
          <text:p text:style-name="P16"><text:s/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ENTRE 2 PERSONNES</text:p>
          </table:table-cell>
          <table:table-cell table:style-name="Tableau1.B1" office:value-type="string">
            <text:p text:style-name="P4">ENTRE 2 ÉLÉMENTS DU RÉSEAU</text:p>
          </table:table-cell>
        </table:table-row>
        <table:table-row>
          <table:table-cell table:style-name="Tableau1.A2" office:value-type="string">
            <text:p text:style-name="Table_20_Contents">Bruits environnants (par exemple : un moteur qui tourne)</text:p>
          </table:table-cell>
          <table:table-cell table:style-name="Tableau1.B2" office:value-type="string">
            <text:p text:style-name="Table_20_Contents">Perturbations électromagnétiques</text:p>
          </table:table-cell>
        </table:table-row>
        <table:table-row>
          <table:table-cell table:style-name="Tableau1.A2" office:value-type="string">
            <text:p text:style-name="Table_20_Contents">Personne éloignées</text:p>
          </table:table-cell>
          <table:table-cell table:style-name="Tableau1.B2" office:value-type="string">
            <text:p text:style-name="Table_20_Contents">La distance entre les 2 éléments</text:p>
          </table:table-cell>
        </table:table-row>
        <table:table-row>
          <table:table-cell table:style-name="Tableau1.A2" office:value-type="string">
            <text:p text:style-name="Table_20_Contents">Une des deux personnes est sourde</text:p>
          </table:table-cell>
          <table:table-cell table:style-name="Tableau1.B2" office:value-type="string">
            <text:p text:style-name="Table_20_Contents">Éléments isolé ou éteint du réseau</text:p>
          </table:table-cell>
        </table:table-row>
        <table:table-row>
          <table:table-cell table:style-name="Tableau1.A2" office:value-type="string">
            <text:p text:style-name="Table_20_Contents">2 personnes ne parlent pas le même langage</text:p>
          </table:table-cell>
          <table:table-cell table:style-name="Tableau1.B2" office:value-type="string">
            <text:p text:style-name="Table_20_Contents">Pas les mêmes protocoles (ex un communique en numérique et l'autre en analogique)</text:p>
          </table:table-cell>
        </table:table-row>
        <table:table-row>
          <table:table-cell table:style-name="Tableau1.A2" office:value-type="string">
            <text:p text:style-name="Table_20_Contents">Émetteur parle trop vite ou trop doucement </text:p>
          </table:table-cell>
          <table:table-cell table:style-name="Tableau1.B2" office:value-type="string">
            <text:p text:style-name="Table_20_Contents">Débit du câble</text:p>
          </table:table-cell>
        </table:table-row>
      </table:table>
      <text:list xml:id="list1189059277" text:continue-numbering="true" text:style-name="L12">
        <text:list-item>
          <text:p text:style-name="P16">Les différentes perturbations présentent lors de la communication avec un autre éléments, le nombre d'éléments connecté sur le réseau, qualité des équipements</text:p>
        </text:list-item>
      </text:list>
      <text:p text:style-name="P3"/>
      <text:list xml:id="list3627756120212201338" text:style-name="L13">
        <text:list-item>
          <text:p text:style-name="P17">Un convertisseur numérique – analogique (CNA)</text:p>
          <text:p text:style-name="P17">Est dans les modems</text:p>
        </text:list-item>
      </text:list>
      <text:p text:style-name="P3"/>
      <text:list xml:id="list3229663880291842015" text:style-name="L14">
        <text:list-item>
          <text:p text:style-name="P18">Un convertisseur analogique – numérique (CAN)</text:p>
          <text:p text:style-name="P18">Est dans les modems</text:p>
        </text:list-item>
      </text:list>
      <text:p text:style-name="P3"/>
      <text:list xml:id="list5371929449612287530" text:style-name="L15">
        <text:list-item>
          <text:p text:style-name="P19">Mode unidirectionnel : Signal envoyé par une station de télévision à un téléviseur</text:p>
          <text:p text:style-name="P19">Mode bidirectionnel non simultané : Communication entre 2 PC(si en half duplex), Radios telles que celles utilisées par la police</text:p>
          <text:p text:style-name="P19">Mode bidirectionnel simultané : Le téléphone, 2 PC(si en full duplex)</text:p>
        </text:list-item>
      </text:list>
      <text:list xml:id="list6133794882822228809" text:style-name="L16">
        <text:list-header>
          <text:p text:style-name="P20"/>
        </text:list-header>
        <text:list-item>
          <text:p text:style-name="P20">Selon nos besoins(débit...), la distance à couvrir ou encore nos moyens, compatibilité, sécurité, évolutivité, la latence</text:p>
          <text:p text:style-name="P20"/>
        </text:list-item>
      </text:list>
      <text:list xml:id="list9068938855677281302" text:style-name="L17">
        <text:list-item>
          <text:p text:style-name="P21">Car dans un réseau local, les équipements sont souvent branché à un commutateur (switch ou hub) et dans ce cas la il faut utiliser le câblage droit. Et il y a beaucoup d'ordis à connecter.</text:p>
        </text:list-item>
      </text:list>
      <text:p text:style-name="P3"/>
      <text:list xml:id="list8609152253019420369" text:style-name="L18">
        <text:list-item>
          <text:p text:style-name="P22">Si on branche directement l'un à l'autre. (2 équipements identiques)</text:p>
          <text:p text:style-name="P22"/>
        </text:list-item>
      </text:list>
      <text:list xml:id="list3334166055553418147" text:style-name="L19">
        <text:list-item>
          <text:p text:style-name="P23">Avantages : peut couvrir de grandes distances, débits plus élevés que les autres support réseau</text:p>
          <text:p text:style-name="P23">Inconvénients : le prix, selon le type de câble on peut couvrir plus ou moins de distance, sensible (il faut pas le plier)</text:p>
          <text:p text:style-name="P23"/>
        </text:list-item>
      </text:list>
      <text:list xml:id="list5537835478615533854" text:style-name="L20">
        <text:list-item>
          <text:p text:style-name="P24">Avantages : traversent les obstacles, mobilité, selon la borne on peut accueillir plus de personnes</text:p>
          <text:p text:style-name="P24"><text:soft-page-break/>Inconvénients : Les ondes sont atténuées, moins de débit, latence plus élev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22T13:06:20</meta:creation-date>
    <dc:date>2021-11-26T08:58:23</dc:date>
    <dc:creator>Jordan </dc:creator>
    <meta:editing-duration>PT3H42M33S</meta:editing-duration>
    <meta:editing-cycles>7</meta:editing-cycles>
    <meta:generator>OpenOffice/4.1.7$Unix OpenOffice.org_project/417m1$Build-9800</meta:generator>
    <meta:document-statistic meta:table-count="1" meta:image-count="0" meta:object-count="0" meta:page-count="4" meta:paragraph-count="106" meta:word-count="878" meta:character-count="5283"/>
  </office:meta>
</office:document-meta>
</file>